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 CJK JP Regular" svg:font-family="&quot;Noto Sans CJK JP Regular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</style:style>
    <style:style style:name="ce3" style:family="table-cell" style:parent-style-name="Default" style:data-style-name="N0">
      <style:table-cell-properties fo:border="thin solid #000000" style:vertical-align="middle" fo:background-color="#E1FCFC"/>
    </style:style>
    <style:style style:name="ce4" style:family="table-cell" style:parent-style-name="Default" style:data-style-name="N0">
      <style:table-cell-properties fo:border="thin solid #000000" style:vertical-align="middle" fo:background-color="#E1FCEF"/>
    </style:style>
    <style:style style:name="ce5" style:family="table-cell" style:parent-style-name="Default" style:data-style-name="N0">
      <style:table-cell-properties fo:border="thin solid #000000" style:vertical-align="middle"/>
      <style:text-properties fo:color="#3333FF"/>
    </style:style>
    <style:style style:name="ce6" style:family="table-cell" style:parent-style-name="Default" style:data-style-name="N0">
      <style:table-cell-properties fo:border="thin solid #000000" style:vertical-align="middle" fo:background-color="#F8E9EB"/>
    </style:style>
    <style:style style:name="ce7" style:family="table-cell" style:parent-style-name="Default" style:data-style-name="N0">
      <style:table-cell-properties fo:border="thin solid #000000" style:vertical-align="middle" fo:background-color="#FFFFCC"/>
    </style:style>
    <style:style style:name="ce8" style:family="table-cell" style:parent-style-name="Default" style:data-style-name="N0">
      <style:table-cell-properties fo:border="thin solid #000000" fo:background-color="#F8E9EB"/>
    </style:style>
    <style:style style:name="ce9" style:family="table-cell" style:parent-style-name="Default" style:data-style-name="N0">
      <style:table-cell-properties fo:border="thin solid #000000" fo:background-color="#FFFFCC"/>
    </style:style>
    <style:style style:name="ce10" style:family="table-cell" style:parent-style-name="Default" style:data-style-name="N0">
      <style:table-cell-properties fo:border="thin solid #000000" style:vertical-align="middle" fo:background-color="#E1FCEF"/>
    </style:style>
    <style:style style:name="ce11" style:family="table-cell" style:parent-style-name="Default" style:data-style-name="N0">
      <style:table-cell-properties fo:border="thin solid #000000" style:vertical-align="middle" fo:background-color="#F8E9EB"/>
      <style:text-properties fo:color="#CC0000"/>
    </style:style>
    <style:style style:name="T1" style:family="text" style:parent-style-name="Default">
      <style:text-properties fo:color="#000000" style:text-line-through-style="none" style:font-name="Noto Sans CJK JP Regular" style:font-name-asian="Noto Sans CJK JP Regular" style:font-name-complex="Noto Sans CJK JP Regular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CC0000" style:text-line-through-style="none" style:font-name="Noto Sans CJK JP Regular" style:font-name-asian="Noto Sans CJK JP Regular" style:font-name-complex="Noto Sans CJK JP Regular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9933" style:text-line-through-style="none" style:font-name="Noto Sans CJK JP Regular" style:font-name-asian="Noto Sans CJK JP Regular" style:font-name-complex="Noto Sans CJK JP Regular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31283333333333cm"/>
    </style:style>
    <style:style style:name="co2" style:family="table-column">
      <style:table-column-properties fo:break-before="auto" style:column-width="9.94833333333333cm"/>
    </style:style>
    <style:style style:name="co3" style:family="table-column">
      <style:table-column-properties fo:break-before="auto" style:column-width="4.61433333333333cm"/>
    </style:style>
    <style:style style:name="co4" style:family="table-column">
      <style:table-column-properties fo:break-before="auto" style:column-width="6.286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22.6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m of DA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rain data</text:p>
          </table:table-cell>
          <table:table-cell table:style-name="ce2"/>
          <table:table-cell office:value-type="float" office:value="0.55000000000000004" table:style-name="ce2">
            <text:p>0.5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alid data</text:p>
          </table:table-cell>
          <table:table-cell table:style-name="ce2"/>
          <table:table-cell office:value-type="float" office:value="0.2" table:style-name="ce2">
            <text:p>0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est data</text:p>
          </table:table-cell>
          <table:table-cell table:style-name="ce2"/>
          <table:table-cell office:value-type="float" office:value="0.25" table:style-name="ce2">
            <text:p>0.2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nb_classes</text:p>
          </table:table-cell>
          <table:table-cell office:value-type="float" office:value="10" table:style-name="ce2">
            <text:p>10</text:p>
          </table:table-cell>
          <table:table-cell office:value-type="float" office:value="36" table:style-name="ce2">
            <text:p>36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architecture\model</text:p>
          </table:table-cell>
          <table:table-cell office:value-type="string" table:style-name="ce3">
            <text:p>[Example] MNIST</text:p>
          </table:table-cell>
          <table:table-cell office:value-type="string" table:style-name="ce3">
            <text:p>keras(happy_circuit.ipynb)</text:p>
          </table:table-cell>
          <table:table-cell office:value-type="string" table:style-name="ce3">
            <text:p><text:span text:style-name="T4">책</text:span>(GTSRB)</text:p>
          </table:table-cell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hyper parameter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learning_rate</text:p>
          </table:table-cell>
          <table:table-cell office:value-type="float" office:value="1E-3" table:style-name="ce2">
            <text:p>0.00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atch_size</text:p>
          </table:table-cell>
          <table:table-cell office:value-type="float" office:value="100" table:style-name="ce2">
            <text:p>100</text:p>
          </table:table-cell>
          <table:table-cell office:value-type="float" office:value="128" table:style-name="ce2">
            <text:p>128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num_epochs(training_epochs)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num_iteration(=num of train data / batch_size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ropout rate : 0.7 ~ 0.5 on training, but should be 1 for tes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eep_prob</text:p>
          </table:table-cell>
          <table:table-cell office:value-type="string" table:style-name="ce2">
            <text:p>tf.placeholder(tf.float32)<text:s/><text:span text:style-name="T2"># 0.7</text:span>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Input placeholder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tf.placeholder(tf.float32, [None, 784]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X_img</text:p>
          </table:table-cell>
          <table:table-cell office:value-type="string" table:style-name="ce2">
            <text:p>tf.reshape(X, [-1, 28, 28, 1])<text:s/><text:span text:style-name="T3"># img 28 * 28 * 1</text:span>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tf.placeholder(tf.float32, [None, nb_classes]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Layer1</text:p>
          </table:table-cell>
          <table:table-cell office:value-type="string" table:style-name="ce5">
            <text:p>input_shape = (?, 28, 28, 1)</text:p>
          </table:table-cell>
          <table:table-cell office:value-type="string" table:style-name="ce5">
            <text:p>input_shape = (64, 64, 3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1</text:p>
          </table:table-cell>
          <table:table-cell office:value-type="string" table:style-name="ce6">
            <text:p>tf.Variable(tf.random_normal(<text:span text:style-name="T2">[3, 3, 1, 32]</text:span>, stddev = 0.01))</text:p>
          </table:table-cell>
          <table:table-cell office:value-type="string" table:style-name="ce7">
            <text:p>32, kernel_size=(3,3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1</text:p>
          </table:table-cell>
          <table:table-cell table:style-name="ce8"/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(conv)</text:p>
          </table:table-cell>
          <table:table-cell office:value-type="string" table:style-name="ce6">
            <text:p>tf.nn.conv2d(X_img, W1,<text:s/><text:span text:style-name="T2">strides = [1, 1, 1, 1]</text:span>, padding = ‘SAME’)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table:style-name="ce2">
            <text:p>(활성화 함수)</text:p>
          </table:table-cell>
          <table:table-cell office:value-type="string" table:style-name="ce6">
            <text:p>tf.nn.<text:span text:style-name="T2">relu</text:span>(L1)</text:p>
          </table:table-cell>
          <table:table-cell office:value-type="string" table:style-name="ce7">
            <text:p>relu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풀링)</text:p>
          </table:table-cell>
          <table:table-cell office:value-type="string" table:style-name="ce6">
            <text:p>tf.nn.maxpool(L1, ksize = [1, 2, 2, 1], strides = [1, 2, 2, 1], padding = ‘SAME’)</text:p>
          </table:table-cell>
          <table:table-cell office:value-type="string" table:style-name="ce7">
            <text:p>pool_size=(2,2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드롭아웃)</text:p>
          </table:table-cell>
          <table:table-cell office:value-type="string" table:style-name="ce6">
            <text:p>tf.nn.dropout(L1, keep_prob = keep_prob)</text:p>
          </table:table-cell>
          <table:table-cell office:value-type="string" table:style-name="ce7">
            <text:p>Dropout(0.25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ayer2</text:p>
          </table:table-cell>
          <table:table-cell office:value-type="string" table:style-name="ce5">
            <text:p>input_shape = (? 14, 14, 32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W2</text:p>
          </table:table-cell>
          <table:table-cell office:value-type="string" table:style-name="ce6">
            <text:p>tf.Variable(tf.random_normal(<text:span text:style-name="T2">[3, 3, 32, 64]</text:span>, stddev = 0.01))</text:p>
          </table:table-cell>
          <table:table-cell office:value-type="string" table:style-name="ce7">
            <text:p>64, kernel_size=(3,3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2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(conv)</text:p>
          </table:table-cell>
          <table:table-cell office:value-type="string" table:style-name="ce6">
            <text:p>tf.nn.conv2d(L1, W2,<text:s/><text:span text:style-name="T2">strides = [1, 1, 1, 1]</text:span>, padding = ‘SAME’)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(활성화 함수)</text:p>
          </table:table-cell>
          <table:table-cell office:value-type="string" table:style-name="ce6">
            <text:p>tf.nn.<text:span text:style-name="T2">relu</text:span>(L2)</text:p>
          </table:table-cell>
          <table:table-cell office:value-type="string" table:style-name="ce7">
            <text:p>relu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풀링)</text:p>
          </table:table-cell>
          <table:table-cell office:value-type="string" table:style-name="ce6">
            <text:p>tf.nn.maxpool(L2, ksize = [1, 2, 2, 1], strides = [1, 2, 2, 1], padding = ‘SAME’)</text:p>
          </table:table-cell>
          <table:table-cell office:value-type="string" table:style-name="ce7">
            <text:p>pool_size=(2,2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드롭아웃)</text:p>
          </table:table-cell>
          <table:table-cell office:value-type="string" table:style-name="ce6">
            <text:p>tf.nn.dropout(L2, keep_prob = keep_prob)</text:p>
          </table:table-cell>
          <table:table-cell office:value-type="string" table:style-name="ce7">
            <text:p>Dropout(0.25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7">
            <text:p>Flatten(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ayer3</text:p>
          </table:table-cell>
          <table:table-cell office:value-type="string" table:style-name="ce5">
            <text:p>input_shape = (?, 7, 7, 64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W3</text:p>
          </table:table-cell>
          <table:table-cell office:value-type="string" table:style-name="ce6">
            <text:p>tf.Variable(tf.random_normal(<text:span text:style-name="T2">[3, 3, 64, 128]</text:span>, stddev = 0.01)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L3</text:p>
          </table:table-cell>
          <table:table-cell table:style-name="ce6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(conv)</text:p>
          </table:table-cell>
          <table:table-cell office:value-type="string" table:style-name="ce6">
            <text:p>tf.nn.conv2d(L2, W3,<text:s/><text:span text:style-name="T2">strides = [1, 1, 1, 1]</text:span>, padding = ‘SAME’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(활성화 함수)</text:p>
          </table:table-cell>
          <table:table-cell office:value-type="string" table:style-name="ce6">
            <text:p>tf.nn.<text:span text:style-name="T2">relu</text:span>(L3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(풀링)</text:p>
          </table:table-cell>
          <table:table-cell office:value-type="string" table:style-name="ce6">
            <text:p>tf.nn.maxpool(L3, ksize = [1, 2, 2, 1], strides = [1, 2, 2, 1], padding = ‘SAME’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(평면화) L3_flat</text:p>
          </table:table-cell>
          <table:table-cell office:value-type="string" table:style-name="ce6">
            <text:p>tf.reshape(L3, [-1, 128 * 4 * 4]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0">
            <text:p>Layer4 : FC</text:p>
          </table:table-cell>
          <table:table-cell office:value-type="string" table:style-name="ce5">
            <text:p>4 * 4* 128 inputs → 625 outpu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W4</text:p>
          </table:table-cell>
          <table:table-cell office:value-type="string" table:style-name="ce6">
            <text:p>tf.get_variable(“W4”, shape = [128 * 4 * 4, 625],<text:s/><text:span text:style-name="T2">initializer = tf.contrib.layers.xavier_initializer()</text:span>)</text:p>
          </table:table-cell>
          <table:table-cell office:value-type="float" office:value="128" table:style-name="ce7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4</text:p>
          </table:table-cell>
          <table:table-cell office:value-type="string" table:style-name="ce6">
            <text:p>tf.Variable(tf.random_normal([625])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L4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table:style-name="ce2"/>
          <table:table-cell office:value-type="string" table:style-name="ce6">
            <text:p>tf.matmul(L3_flat, W4) + b4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(활성화 함수)</text:p>
          </table:table-cell>
          <table:table-cell office:value-type="string" table:style-name="ce6">
            <text:p>tf.nn.<text:span text:style-name="T2">relu</text:span>(L4)</text:p>
          </table:table-cell>
          <table:table-cell office:value-type="string" table:style-name="ce7">
            <text:p>relu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드롭아웃)</text:p>
          </table:table-cell>
          <table:table-cell office:value-type="string" table:style-name="ce6">
            <text:p>tf.nn.dropout(L4, keep_prob = keep_prob)</text:p>
          </table:table-cell>
          <table:table-cell office:value-type="string" table:style-name="ce7">
            <text:p>Dropout(0.25)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ayer5 : FC</text:p>
          </table:table-cell>
          <table:table-cell office:value-type="string" table:style-name="ce5">
            <text:p>625 inputs → 10 outpu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W5</text:p>
          </table:table-cell>
          <table:table-cell office:value-type="string" table:style-name="ce6">
            <text:p>tf.get_variable(“W5”, shape = [625, 10],<text:s/><text:span text:style-name="T2">initializer = tf.contrib.layers.xavier_initializer()</text:span>)</text:p>
          </table:table-cell>
          <table:table-cell office:value-type="string" table:style-name="ce7">
            <text:p>len(lb.classes_)<text:s/><text:span text:style-name="T3"># 10</text:span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5</text:p>
          </table:table-cell>
          <table:table-cell office:value-type="string" table:style-name="ce6">
            <text:p>tf.Variable(tf.random_normal([10])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logits(hypothesis)</text:p>
          </table:table-cell>
          <table:table-cell office:value-type="string" table:style-name="ce6">
            <text:p>tf.matmul(L4, W5) + b5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(활성화 함수)</text:p>
          </table:table-cell>
          <table:table-cell office:value-type="string" table:style-name="ce11">
            <text:p>(softmax)</text:p>
          </table:table-cell>
          <table:table-cell office:value-type="string" table:style-name="ce7">
            <text:p>softmax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st</text:p>
          </table:table-cell>
          <table:table-cell office:value-type="string" table:style-name="ce2">
            <text:p>tf.reduce_mean(tf.nn.<text:span text:style-name="T2">softmax_cross_entropy</text:span>_with_logits(logits = logits, labels = Y)</text:p>
          </table:table-cell>
          <table:table-cell office:value-type="string" table:style-name="ce2">
            <text:p>categorical_crossentrop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timizer</text:p>
          </table:table-cell>
          <table:table-cell office:value-type="string" table:style-name="ce2">
            <text:p>tf.train.<text:span text:style-name="T2">AdamOptimizer</text:span>(learning_rate = learning_rate)</text:p>
          </table:table-cell>
          <table:table-cell office:value-type="string" table:style-name="ce2">
            <text:p>rmspro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in</text:p>
          </table:table-cell>
          <table:table-cell office:value-type="string" table:style-name="ce2">
            <text:p>optimizer.minimize(cost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curacy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15" table:style-name="ro1">
          <table:table-cell table:number-columns-repeated="16384"/>
        </table:table-row>
        <table:table-row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 CJK JP Regular" svg:font-family="&quot;Noto Sans CJK JP Regular&quot;"/>
    <style:font-face style:name="돋움" svg:font-family="돋움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Noto Sans CJK JP Regular" style:font-name-asian="Noto Sans CJK JP Regular" style:font-name-complex="Noto Sans CJK JP Regular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9-11-07T14:59:33Z</meta:creation-date>
    <dc:date>2019-11-07T10:28:34Z</dc:date>
    <meta:editing-cycles>21</meta:editing-cycles>
    <meta:editing-duration>PT3505S</meta:editing-duration>
  </office:meta>
</office:document-meta>
</file>